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156082" fo:font-size="14pt" style:font-size-asian="14pt" style:font-size-complex="14pt"/>
    </style:style>
    <style:style style:name="P2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inear Prediction model – Execution Time and Defect count</text:p>
      <text:p text:style-name="P2"><draw:frame draw:style-name="a0" draw:name="Picture 2" text:anchor-type="as-char" svg:x="0in" svg:y="0in" svg:width="3.79589in" svg:height="9.6995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1in" fo:margin-bottom="0.1972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ICKAM, SANTHOSH (EXTERN)</meta:initial-creator>
    <dc:creator>MANICKAM, SANTHOSH (EXTERN)</dc:creator>
    <meta:creation-date>2025-10-22T13:41:00Z</meta:creation-date>
    <dc:date>2025-10-22T13:47:00Z</dc:date>
    <meta:template xlink:href="Normal" xlink:type="simple"/>
    <meta:editing-cycles>1</meta:editing-cycles>
    <meta:editing-duration>PT360S</meta:editing-duration>
    <meta:document-statistic meta:page-count="1" meta:paragraph-count="1" meta:word-count="8" meta:character-count="59" meta:row-count="1" meta:non-whitespace-character-count="52"/>
  </office:meta>
</office:document-meta>
</file>